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And</text:h>
      <text:p text:style-name="Text_20_body">And you were there at the start of it all<text:line-break/>and you were there at the end bitter as a nail</text:p>
      <text:p text:style-name="Text_20_body">and you folded your hands like little doves<text:line-break/>that flew away like an afterthought</text:p>
      <text:p text:style-name="Text_20_body">when you turned to me and the window light<text:line-break/>on your face when you told me and I did not</text:p>
      <text:p text:style-name="Text_20_body">recognize you in the throng of those who<text:line-break/>are not you and I asked are we in a church</text:p>
      <text:p text:style-name="Text_20_body">and you answered with the look on your face<text:line-break/>like birds caught in a snare like on a voice</text:p>
      <text:p text:style-name="Text_20_body">and I think it might have been my voice<text:line-break/>and I could not do but look away my head</text:p>
      <text:p text:style-name="Text_20_body">was not my head anymore or hold my thoughts<text:line-break/>I never did get an answer from you but from</text:p>
      <text:p text:style-name="Text_20_body">the man on the radio murmuring all night<text:line-break/>and I couldn't understand him so far away</text:p>
      <text:p text:style-name="Text_20_body">and I could tell I was missing something important<text:line-break/>and you nodded to yourself at something he sa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d</dc:title>
  </office:meta>
</office:document-meta>
</file>